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c5c9a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c5c9a" style:font-size-asian="10.5pt" style:font-size-complex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5" style:family="paragraph" style:parent-style-name="Standard">
      <style:text-properties officeooo:paragraph-rsid="00383d90"/>
    </style:style>
    <style:style style:name="P16" style:family="paragraph" style:parent-style-name="Standard">
      <style:text-properties fo:font-size="8pt" officeooo:rsid="001b80c7" officeooo:paragraph-rsid="00383d90" style:font-size-asian="8pt" style:font-size-complex="8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4400b" style:font-style-asian="normal" style:font-style-complex="normal"/>
    </style:style>
    <style:style style:name="T5" style:family="text">
      <style:text-properties fo:font-style="normal" officeooo:rsid="0037120f" style:font-style-asian="normal" style:font-style-complex="normal"/>
    </style:style>
    <style:style style:name="T6" style:family="text">
      <style:text-properties officeooo:rsid="0022893b"/>
    </style:style>
    <style:style style:name="T7" style:family="text">
      <style:text-properties officeooo:rsid="0030ea4c"/>
    </style:style>
    <style:style style:name="T8" style:family="text">
      <style:text-properties fo:font-weight="bold" style:font-weight-asian="bold"/>
    </style:style>
    <style:style style:name="T9" style:family="text">
      <style:text-properties officeooo:rsid="003c5c9a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rgt_wmo_nam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1" draw:style-name="gr1" draw:text-style-name="P17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images/wsv.jpg" xlink:type="simple" xlink:show="embed" xlink:actuate="onLoad" draw:filter-name="&lt;Alle Formate&gt;" loext:mime-type="image/jpeg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5"><draw:control text:anchor-type="as-char" svg:y="0.991cm" draw:z-index="23" draw:style-name="gr3" draw:text-style-name="P17" svg:width="4.5cm" svg:height="1.2cm" draw:control="control21"/></text:p><text:p text:style-name="P15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1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4">Fachprüfung „Gas“ gemäß ADN 8.2.2.7.2</text:p>
      <text:p text:style-name="P2"/>
      <text:p text:style-name="P2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7">von Beförderung von Gasen teilzunehmen</text:span><text:span text:style-name="T1">.</text:span></text:p>
      <text:p text:style-name="P4"/>
      <text:p text:style-name="P3">Prüfungstermin: <draw:control text:anchor-type="as-char" svg:y="-0.519cm" draw:z-index="5" draw:style-name="gr3" draw:text-style-name="P20" svg:width="9.804cm" svg:height="0.701cm" draw:control="control5"/></text:p>
      <text:p text:style-name="P3"><draw:control text:anchor-type="char" draw:z-index="6" draw:style-name="gr4" draw:text-style-name="P19" svg:width="9.87cm" svg:height="1.65cm" svg:x="2.679cm" svg:y="0cm" draw:control="control6"/>Prüfungs<text:span text:style-name="T6">ort</text:span>:</text:p>
      <text:p text:style-name="P5"/>
      <text:p text:style-name="P5"/>
      <text:p text:style-name="P5">Die Prüfungsgebühr beträgt:<draw:control text:anchor-type="as-char" svg:y="-0.519cm" draw:z-index="7" draw:style-name="gr3" draw:text-style-name="P19" svg:width="6.677cm" svg:height="0.701cm" draw:control="control7"/></text:p>
      <text:p text:style-name="P7">Hinzukommen die Auslagen für die Beisitzer.</text:p>
      <text:p text:style-name="P6">Diese <text:span text:style-name="T9">Gebühren sind</text:span> entweder vor der Prüfung in bar oder mit dem beigelegten Überweisungsträger zu entrichten.</text:p>
      <text:p text:style-name="P8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5">l</text:span><text:span text:style-name="T3">nahmebescheinigung für den anerkannten Aufbaukurs „</text:span><text:span text:style-name="T4">Gas</text:span><text:span text:style-name="T3">“, sowie ein amtlicher Lichtbildausweis, durch den Sie sich ausweisen können, ist am Tag der Prüfung mitzubringen und der Prüfungskommi</text:span><text:span text:style-name="T5">s</text:span><text:span text:style-name="T3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12.126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6-16T15:11:41.952166858</dc:date>
    <dc:creator>Stefan Meyer</dc:creator>
    <meta:editing-duration>PT18H14M6S</meta:editing-duration>
    <meta:editing-cycles>82</meta:editing-cycles>
    <meta:document-statistic meta:table-count="0" meta:image-count="1" meta:object-count="0" meta:page-count="1" meta:paragraph-count="31" meta:word-count="115" meta:character-count="872" meta:non-whitespace-character-count="763"/>
  </office:meta>
</office:document-meta>
</file>